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AHNSEN RIVADENEYRA, CARLOS ALVA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HINCH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AHNSEN RIVADENEYRA, CARLOS ALVA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18770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3:03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